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432e" officeooo:paragraph-rsid="0010432e"/>
    </style:style>
    <style:style style:name="P2" style:family="paragraph" style:parent-style-name="Preformatted_20_Text">
      <style:text-properties fo:font-weight="bold" officeooo:rsid="0010432e" officeooo:paragraph-rsid="0010432e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weight="bold" officeooo:rsid="00141539" officeooo:paragraph-rsid="00141539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1eb8e2" officeooo:paragraph-rsid="001eb8e2" style:font-weight-asian="bold" style:font-weight-complex="bold"/>
    </style:style>
    <style:style style:name="P5" style:family="paragraph" style:parent-style-name="Preformatted_20_Text">
      <style:text-properties officeooo:rsid="00141539" officeooo:paragraph-rsid="0010432e"/>
    </style:style>
    <style:style style:name="P6" style:family="paragraph" style:parent-style-name="Preformatted_20_Text">
      <style:paragraph-properties fo:text-align="start" style:justify-single-word="false"/>
      <style:text-properties fo:font-weight="normal" officeooo:rsid="00141539" officeooo:paragraph-rsid="00141539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weight="normal" officeooo:rsid="0015c7b2" officeooo:paragraph-rsid="0015c7b2" style:font-weight-asian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weight="normal" officeooo:rsid="0015f9e5" officeooo:paragraph-rsid="0015f9e5" style:font-weight-asian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weight="normal" officeooo:rsid="0016f837" officeooo:paragraph-rsid="0015f9e5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weight="normal" officeooo:rsid="0016f837" officeooo:paragraph-rsid="0016f837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weight="normal" officeooo:rsid="0018b2c7" officeooo:paragraph-rsid="0018b2c7" style:font-weight-asian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weight="normal" officeooo:rsid="001a5e2a" officeooo:paragraph-rsid="001a5e2a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weight="normal" officeooo:rsid="001baed0" officeooo:paragraph-rsid="001baed0" style:font-weight-asian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weight="normal" officeooo:rsid="001e6613" officeooo:paragraph-rsid="001e6613" style:font-weight-asian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weight="normal" officeooo:rsid="001eb8e2" officeooo:paragraph-rsid="001eb8e2" style:font-weight-asian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weight="normal" officeooo:rsid="001fb6b8" officeooo:paragraph-rsid="001fb6b8" style:font-weight-asian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weight="normal" officeooo:rsid="002190d6" officeooo:paragraph-rsid="002190d6" style:font-weight-asian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weight="normal" officeooo:rsid="00238cd2" officeooo:paragraph-rsid="00238cd2" style:font-weight-asian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tyle="italic" fo:font-weight="normal" officeooo:rsid="00141539" officeooo:paragraph-rsid="00141539" style:font-style-asian="italic" style:font-weight-asian="normal" style:font-style-complex="italic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tyle="italic" fo:font-weight="normal" officeooo:rsid="0018b2c7" officeooo:paragraph-rsid="0018b2c7" style:font-style-asian="italic" style:font-weight-asian="normal" style:font-style-complex="italic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tyle="italic" fo:font-weight="normal" officeooo:rsid="0027286b" officeooo:paragraph-rsid="0027286b" style:font-style-asian="italic" style:font-weight-asian="normal" style:font-style-complex="italic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tyle="italic" fo:font-weight="normal" officeooo:rsid="0027af9c" officeooo:paragraph-rsid="0027af9c" style:font-style-asian="italic" style:font-weight-asian="normal" style:font-style-complex="italic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tyle="italic" fo:font-weight="bold" officeooo:rsid="0030af28" officeooo:paragraph-rsid="0027286b" style:font-style-asian="italic" style:font-weight-asian="bold" style:font-style-complex="italic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font-style="italic" fo:font-weight="bold" officeooo:rsid="0030af28" officeooo:paragraph-rsid="00335458" style:font-style-asian="italic" style:font-weight-asian="bold" style:font-style-complex="italic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font-style="normal" fo:font-weight="normal" officeooo:rsid="00141539" officeooo:paragraph-rsid="00141539" style:font-style-asian="normal" style:font-weight-asian="normal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tyle="normal" fo:font-weight="normal" officeooo:rsid="00153c49" officeooo:paragraph-rsid="00153c49" style:font-style-asian="normal" style:font-weight-asian="normal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tyle="normal" fo:font-weight="normal" officeooo:rsid="0027af9c" officeooo:paragraph-rsid="0027af9c" style:font-style-asian="normal" style:font-weight-asian="normal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tyle="normal" fo:font-weight="normal" officeooo:rsid="002a1dbe" officeooo:paragraph-rsid="002a87eb" style:font-style-asian="normal" style:font-weight-asian="normal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tyle="normal" fo:font-weight="normal" officeooo:rsid="002a1dbe" officeooo:paragraph-rsid="002e73ab" style:font-style-asian="normal" style:font-weight-asian="normal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tyle="normal" fo:font-weight="normal" officeooo:rsid="002a1dbe" officeooo:paragraph-rsid="002fb13f" style:font-style-asian="normal" style:font-weight-asian="normal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tyle="normal" fo:font-weight="normal" officeooo:rsid="002a1dbe" officeooo:paragraph-rsid="0030a4ff" style:font-style-asian="normal" style:font-weight-asian="normal" style:font-style-complex="normal" style:font-weight-complex="normal"/>
    </style:style>
    <style:style style:name="P32" style:family="paragraph" style:parent-style-name="Preformatted_20_Text">
      <style:paragraph-properties fo:text-align="center" style:justify-single-word="false"/>
      <style:text-properties fo:font-style="normal" fo:font-weight="normal" officeooo:rsid="002a1dbe" officeooo:paragraph-rsid="002e73ab" style:font-style-asian="normal" style:font-weight-asian="normal" style:font-style-complex="normal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fo:font-style="normal" fo:font-weight="bold" officeooo:rsid="0027af9c" officeooo:paragraph-rsid="0027af9c" style:font-style-asian="normal" style:font-weight-asian="bold" style:font-style-complex="normal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font-style="normal" fo:font-weight="normal" officeooo:rsid="0027286b" officeooo:paragraph-rsid="0027286b" style:font-style-asian="normal" style:font-weight-asian="normal" style:font-style-complex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tyle="normal" fo:font-weight="normal" officeooo:rsid="0027af9c" officeooo:paragraph-rsid="0027286b" style:font-style-asian="normal" style:font-weight-asian="normal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tyle="normal" fo:font-weight="normal" officeooo:rsid="002a87eb" officeooo:paragraph-rsid="002a87eb" style:font-style-asian="normal" style:font-weight-asian="normal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tyle="normal" fo:font-weight="normal" officeooo:rsid="002d74ae" officeooo:paragraph-rsid="002d74ae" style:font-style-asian="normal" style:font-weight-asian="normal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tyle="normal" fo:font-weight="normal" officeooo:rsid="002d74ae" officeooo:paragraph-rsid="002e73ab" style:font-style-asian="normal" style:font-weight-asian="normal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style="normal" fo:font-weight="normal" officeooo:rsid="002e73ab" officeooo:paragraph-rsid="002e73ab" style:font-style-asian="normal" style:font-weight-asian="normal" style:font-style-complex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tyle="normal" fo:font-weight="normal" officeooo:rsid="002e73ab" officeooo:paragraph-rsid="002fb13f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tyle="normal" fo:font-weight="normal" officeooo:rsid="002e73ab" officeooo:paragraph-rsid="0039db85" style:font-style-asian="normal" style:font-weight-asian="normal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style="normal" fo:font-weight="normal" officeooo:rsid="002fb13f" officeooo:paragraph-rsid="002fb13f" style:font-style-asian="normal" style:font-weight-asian="normal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style="normal" fo:font-weight="normal" officeooo:rsid="002fb13f" officeooo:paragraph-rsid="0030a4ff" style:font-style-asian="normal" style:font-weight-asian="normal" style:font-style-complex="normal" style:font-weight-complex="normal"/>
    </style:style>
    <style:style style:name="P44" style:family="paragraph" style:parent-style-name="Preformatted_20_Text">
      <style:text-properties fo:font-weight="bold" officeooo:rsid="0010432e" officeooo:paragraph-rsid="0010432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73ab" style:font-weight-asian="bold" style:font-weight-complex="bold"/>
    </style:style>
    <style:style style:name="T3" style:family="text">
      <style:text-properties fo:font-weight="bold" officeooo:rsid="00328636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7af9c" style:font-style-asian="normal" style:font-style-complex="normal"/>
    </style:style>
    <style:style style:name="T6" style:family="text">
      <style:text-properties officeooo:rsid="001cdbed"/>
    </style:style>
    <style:style style:name="T7" style:family="text">
      <style:text-properties officeooo:rsid="001e6613"/>
    </style:style>
    <style:style style:name="T8" style:family="text">
      <style:text-properties officeooo:rsid="001eb8e2"/>
    </style:style>
    <style:style style:name="T9" style:family="text">
      <style:text-properties officeooo:rsid="001fb6b8"/>
    </style:style>
    <style:style style:name="T10" style:family="text">
      <style:text-properties officeooo:rsid="00292213"/>
    </style:style>
    <style:style style:name="T11" style:family="text">
      <style:text-properties officeooo:rsid="002a1dbe"/>
    </style:style>
    <style:style style:name="T12" style:family="text">
      <style:text-properties officeooo:rsid="002a87eb"/>
    </style:style>
    <style:style style:name="T13" style:family="text">
      <style:text-properties officeooo:rsid="002fb13f"/>
    </style:style>
    <style:style style:name="T14" style:family="text">
      <style:text-properties officeooo:rsid="00368b82"/>
    </style:style>
    <style:style style:name="T15" style:family="text">
      <style:text-properties officeooo:rsid="0037e39f"/>
    </style:style>
    <style:style style:name="T16" style:family="text">
      <style:text-properties officeooo:rsid="003840a5"/>
    </style:style>
    <style:style style:name="T17" style:family="text">
      <style:text-properties officeooo:rsid="0039db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iierung des Sicherheitsprozesses</text:p>
      <text:p text:style-name="P1"/>
      <text:p text:style-name="P1">* Erstellen der Sicherheitskonzeption</text:p>
      <text:p text:style-name="P1"/>
      <text:p text:style-name="P1">-Strukturanalyse </text:p>
      <text:p text:style-name="P1">-Schutzbedarfsfeststellung </text:p>
      <text:p text:style-name="P1">-Auswahl &amp; Anpassen von Maßnahmen</text:p>
      <text:p text:style-name="P1">-Basis/Sicherheitscheck </text:p>
      <text:p text:style-name="P1">-Ergänzenden Sicherheitskonzeption</text:p>
      <text:p text:style-name="P1"/>
      <text:p text:style-name="P1">Umsetzen der Sicherheitskonzeption </text:p>
      <text:p text:style-name="P1"/>
      <text:p text:style-name="P1">Aufrechterhaltung Sicherheitskonzeption und Verbesserung * (Verbesserung geht weider nach oben)</text:p>
      <text:p text:style-name="P1"/>
      <text:p text:style-name="P1"/>
      <text:p text:style-name="P1"/>
      <text:p text:style-name="P1"/>
      <text:p text:style-name="P1"/>
      <text:p text:style-name="P1"/>
      <text:p text:style-name="P2">Erstellen einer Sicherheitskonzeption im Detail</text:p>
      <text:p text:style-name="P1"/>
      <text:p text:style-name="P1">Struktuanalyse (Assetsammlung)</text:p>
      <text:p text:style-name="P1"/>
      <text:p text:style-name="P1">Feststellung SBF</text:p>
      <text:p text:style-name="P1"/>
      <text:p text:style-name="P1">Modellierung des Verbundes Basis Sicherheitschek</text:p>
      <text:p text:style-name="P1"/>
      <text:p text:style-name="P1">Ergänzende Sicherheitsanalyse </text:p>
      <text:p text:style-name="P1"/>
      <text:p text:style-name="P1">(in 20 % Risikoanalyse)</text:p>
      <text:p text:style-name="P1"/>
      <text:p text:style-name="P1">Konsolidierung der Maßnahmen </text:p>
      <text:p text:style-name="P1"/>
      <text:p text:style-name="P1">Basis Sicherheitscheck Teil 2 </text:p>
      <text:p text:style-name="P1"/>
      <text:p text:style-name="P1">Realisierung der Maßnahmen</text:p>
      <text:p text:style-name="P1"/>
      <text:p text:style-name="P1"/>
      <text:p text:style-name="P1"/>
      <text:p text:style-name="P1"/>
      <text:p text:style-name="P1"/>
      <text:p text:style-name="P2">Was ist die Strukturanalyse </text:p>
      <text:p text:style-name="P1"/>
      <text:p text:style-name="P1">Erfassen der Bestandteile die zur Erfüllung der festgelegten Geschäftsprozesse oder Fachaufgaben benötigt werden</text:p>
      <text:p text:style-name="P1"/>
      <text:p text:style-name="P1">Analyse &amp; Dokumentation des Zusammenspiels der Assets</text:p>
      <text:p text:style-name="P1">-Imformationen</text:p>
      <text:p text:style-name="P1"/>
      <text:p text:style-name="P1"/>
      <text:p text:style-name="P1">Strukturanlayse heißt in Betrachtung folgender Elemente in Reihenfolge:</text:p>
      <text:p text:style-name="P2">1. Information, Geschäftsprozesse Anwedungen </text:p>
      <text:p text:style-name="P1"/>
      <text:p text:style-name="P1">Gleichartige Objekte werden zusammengefasst (Komplixitätsreduktion),dann Typ und Anzahl vermerken</text:p>
      <text:p text:style-name="P1"/>
      <text:p text:style-name="P1">Erfassung der für die Geschäftsprozesse notwendigen Anwendungen mit Anforderungen zu </text:p>
      <text:p text:style-name="P1">-Vertraulichkeit</text:p>
      <text:p text:style-name="P1">-Integrität</text:p>
      <text:p text:style-name="P1">-Verfügbarkeit</text:p>
      <text:p text:style-name="P1"/>
      <text:p text:style-name="P1">das gleiche für Dokumente und Datenträge und für die Abhänigkeiten der <text:soft-page-break/>Anwendungen untereinander</text:p>
      <text:p text:style-name="P1"/>
      <text:p text:style-name="P1"/>
      <text:p text:style-name="P2">2. Netzplan</text:p>
      <text:p text:style-name="P1"/>
      <text:p text:style-name="P1"/>
      <text:p text:style-name="P1">graphische Übersicht über Komponenten eines Netzes und ihre Verbidungen:</text:p>
      <text:p text:style-name="P1"/>
      <text:p text:style-name="P1">-die in das Netz eingebunden IT-Systeme (Clients,Server, Switch, Hubs und Router)</text:p>
      <text:p text:style-name="P1">-die Verbindungen zwischen IT-System</text:p>
      <text:p text:style-name="P1">-Außenverbindung</text:p>
      <text:p text:style-name="P1">-Zuerst Netzplan mit allem und dann wird der Netzplan nocheinmal vereinfacht gleichkonfiguritere Systeme werden zusammengefasst</text:p>
      <text:p text:style-name="P1"/>
      <text:p text:style-name="P1"/>
      <text:p text:style-name="P1"/>
      <text:p text:style-name="P1"><text:span text:style-name="T1">3. IT-Systeme</text:span> </text:p>
      <text:p text:style-name="P1"/>
      <text:p text:style-name="P1">Erhebung von IT-Systemen und ähnlichen Objekten - in tabelarischer Form</text:p>
      <text:p text:style-name="P1"/>
      <text:p text:style-name="P1">Bezeichnung, Einsatzzweck, Plattform, Standort, Bei Gruppen Anzahl, Status (im Betrieb im Test),</text:p>
      <text:p text:style-name="P1">wer nutzt und wer administriert</text:p>
      <text:p text:style-name="P1"/>
      <text:p text:style-name="P1">Neue Tabelle erstellen die angibt auf welchen IT-Systemen Anwendungen installiert sind über eindeutige Bezeichner</text:p>
      <text:p text:style-name="P1"/>
      <text:p text:style-name="P1">Nochmal <text:span text:style-name="T14">ei</text:span>ne Tabelle die <text:span text:style-name="T14">a</text:span>ngibt welche Netzwerkomponenten von Anwendungen betroffen sind.</text:p>
      <text:p text:style-name="P1"/>
      <text:p text:style-name="P1"/>
      <text:p text:style-name="P2">4. Räume</text:p>
      <text:p text:style-name="P1"/>
      <text:p text:style-name="P1">Tabelle mit zuerst Gebäuden</text:p>
      <text:p text:style-name="P1">und dann Räume weiter aufgelistet mit en<text:span text:style-name="T14">t</text:span>sprechenden IT-Systemen</text:p>
      <text:p text:style-name="P1"/>
      <text:p text:style-name="P2">SCHUTZBEDARFSFESTSTELLUNG</text:p>
      <text:p text:style-name="P1"/>
      <text:p text:style-name="P1">- Awareness schaffen</text:p>
      <text:p text:style-name="P1">- schafft eine einheitliche Sicherheitsdefinition und ein abgestimmtes Sicherheitsverständnis</text:p>
      <text:p text:style-name="P1">- erleichtert die IT-Grundschutz-Maßnahmen</text:p>
      <text:p text:style-name="P1"/>
      <text:p text:style-name="P2">Definition</text:p>
      <text:p text:style-name="P1"/>
      <text:p text:style-name="P1">Schutzbedarf orientiert sich am Außmaß des Schadens:</text:p>
      <text:p text:style-name="P1"/>
      <text:p text:style-name="P1">normal = Schadensauswirkung ist begrenzt und überschaubar</text:p>
      <text:p text:style-name="P1">hoch = Schadenauswirkungen können beträchtlich sein</text:p>
      <text:p text:style-name="P1">sehr hoch = Schadensauswirkungen sind existentiell bedrohlich, katastrophales Außmaß.</text:p>
      <text:p text:style-name="P1"/>
      <text:p text:style-name="P2"/>
      <text:p text:style-name="P2">Schadensszenarien:</text:p>
      <text:p text:style-name="P1"/>
      <text:p text:style-name="P1">- Verstoß Vertrag, Vorschrift Gesetz (Compliance)</text:p>
      <text:p text:style-name="P1">- Verstoß gegen Datenschutz (informationelle Selbstbestimmung)</text:p>
      <text:p text:style-name="P1">- Gefährdung der Gesundheit der Mitarbeiter</text:p>
      <text:p text:style-name="P1">- Beeinträchtigung der Aufgabenerfüllung</text:p>
      <text:p text:style-name="P1">- negative Auswirkugen (anderes Wort für es wurde anscheinend was vergessen)</text:p>
      <text:p text:style-name="P1">- finanziellle Auswirkungen</text:p>
      <text:p text:style-name="P1"/>
      <text:p text:style-name="P1">Was wäre wenn Frage für Schutzbedarf bei Anwendungen</text:p>
      <text:p text:style-name="P1"><text:soft-page-break/></text:p>
      <text:p text:style-name="P1">Wie vorgehen - labern mit Vorgesetzen und Natürlich mit Usern der Anwendungen -falls kein Konsens entscheidet Management</text:p>
      <text:p text:style-name="P1"/>
      <text:p text:style-name="P1">SBF: muss ausführlich begründet werden</text:p>
      <text:p text:style-name="P1"/>
      <text:p text:style-name="P1">Maximumsprinzip für IT-System bezogenauf die Anwendungen - die mit dem höchsten SBF legt SBF des IT-System</text:p>
      <text:p text:style-name="P1"/>
      <text:p text:style-name="P1">Kummulationseffekt: Mehrere Anwendungen mit mittlerem SBF besitzen hohen SBF- falls auf einem IT-System.</text:p>
      <text:p text:style-name="P1">Verteilungseffekt: hoher Schutzbedarf kann gesenkt werden bei Verteilung der Informtion auf mehrere Systeme verteilt wird - nur unwesentliche Information auf entsprechenden Information (pseudonymisierte Daten)</text:p>
      <text:p text:style-name="P1"/>
      <text:p text:style-name="P2">Schutzbedarf für Kommunikationsverbindungen</text:p>
      <text:p text:style-name="P1"/>
      <text:p text:style-name="P1">1. Erfassen sämtlicher Außenverbindungen</text:p>
      <text:p text:style-name="P1"/>
      <text:p text:style-name="P1">2. Welche Leitungen haben (sehr) hohen Schutzbedarf?</text:p>
      <text:p text:style-name="P1"/>
      <text:p text:style-name="P1">3. Über welche Leitungen darf keine Information mit hohen Schutzbedarf fließen?<text:tab/></text:p>
      <text:p text:style-name="P1"/>
      <text:p text:style-name="P1">Schlussfolgerung aus SBF</text:p>
      <text:p text:style-name="P1">- geben Hinweise für Vorgehensweise: Segementierung/Isolierung kritischer Syste<text:span text:style-name="T15">m</text:span> kann Kosten erheblich senken</text:p>
      <text:p text:style-name="P1"/>
      <text:p text:style-name="P2">Erstellen einer Sicherheitskonzeption im Detail</text:p>
      <text:p text:style-name="P1"/>
      <text:p text:style-name="P1">Können Objekte mit erhöhten Sicherheitsanforderungen zusammengefasst werden?</text:p>
      <text:p text:style-name="P1"/>
      <text:p text:style-name="P1">Objekte für erhöhte Sicherheitsanforderungen für ergänzende Sicherheitsanalyse vormerken. </text:p>
      <text:p text:style-name="P5"/>
      <text:p text:style-name="P1"/>
      <text:p text:style-name="P1"/>
      <text:p text:style-name="P3">Modellierung des <text:s/>Sicherheitskonzept</text:p>
      <text:p text:style-name="P6"/>
      <text:p text:style-name="P19">Einwurf Aufbau Grundschutzkatalog:</text:p>
      <text:p text:style-name="P25"/>
      <text:p text:style-name="P26">Kurzbeschreibung, Gefährdunglagen , Grundlagen für spezifsches Maßnahmenbündel</text:p>
      <text:p text:style-name="P26"/>
      <text:p text:style-name="P26">Maßnahmenbündel: kurze Erläuterungen z.B. für sinnvolle Umsetzungsreihenfolge,</text:p>
      <text:p text:style-name="P26">Referenzen auf ausführliche Beschreibungen in Maßnahmenkataloge, Anlehnung an Lebenszyklusmodell Planung und Konzeption, Beschaffung Umsetzung,Betrieb, Aussonderung, Notfallvorsorge</text:p>
      <text:p text:style-name="P7">Vorteile: Meistens keine Aufwändige Analyse,</text:p>
      <text:p text:style-name="P7">Identifizieren der relevanten Bausteine</text:p>
      <text:p text:style-name="P7">Ausreichender Schutz bei konsequenter und vollständiger Durchführung der Maßnahmen</text:p>
      <text:p text:style-name="P7"/>
      <text:p text:style-name="P10">Grundschutzkataloge sind <text:span text:style-name="T6">(nach Schichtenmodell logisch sortiert)</text:span>: </text:p>
      <text:p text:style-name="P10"/>
      <text:p text:style-name="P10">Übergreifende Aspekte, Infrastruktur, IT-Systeme, Netze, Anwendungen</text:p>
      <text:p text:style-name="P7"/>
      <text:p text:style-name="P8">TRTATATRAT Modellierung fängt wirklich an:</text:p>
      <text:p text:style-name="P8"/>
      <text:p text:style-name="P8">Feststellen der schon realisierten Maßnahmen = Prüfplan</text:p>
      <text:p text:style-name="P8">Geplante Maßnahmen = Entwicklungsplan</text:p>
      <text:p text:style-name="P9"/>
      <text:p text:style-name="P10">Siegelstufen der Maßnahmen</text:p>
      <text:p text:style-name="P10"/>
      <text:p text:style-name="P10">A wenn du das nicht hast, ist dein Unternehmen blöt und total unsicher</text:p>
      <text:p text:style-name="P10">B für Aufbaustufe gebraucht und für ISO gebraucht</text:p>
      <text:p text:style-name="P10"><text:soft-page-break/>C Um It-Grundschutz zu komplementieren und dann reicht's noch nicht unbedingt für ISO Zertifikat</text:p>
      <text:p text:style-name="P10">Z falls höhere Schutzmaßhmen</text:p>
      <text:p text:style-name="P10">W vermitteln Grundlagen von Kenntnissen</text:p>
      <text:p text:style-name="P6"/>
      <text:p text:style-name="P11"/>
      <text:p text:style-name="P11">1. Auswahl von Bausteinen (Maßnahmenbündel)</text:p>
      <text:p text:style-name="P6"/>
      <text:p text:style-name="P12">2. Mögliche Anpassung von Maßnahmen</text:p>
      <text:p text:style-name="P12"/>
      <text:p text:style-name="P12">- anpassen der Maßnahmen an die Rahmenbedingungen (Umformulierung)</text:p>
      <text:p text:style-name="P12">- Streichen von Maßnahmen (mit Begründung: kann äquivalente Maßnahme sein)</text:p>
      <text:p text:style-name="P12">- jede Abweichung muss dokumentiert und nachvollziehbar sein</text:p>
      <text:p text:style-name="P12"/>
      <text:p text:style-name="P13">Maßnahmen müssen :wirksam sein, sich eignen (d.h. umsetzbar sein), praktikabel (einfach in der Umsetzung), kann allgemein akzeptiert ( barriefrei), wirtschaftlichkeit </text:p>
      <text:p text:style-name="P12"/>
      <text:p text:style-name="P13">2.1 festlegen wo Bausteine genau greifen <text:span text:style-name="T7">das was übrig bleibt</text:span></text:p>
      <text:p text:style-name="P13"/>
      <text:p text:style-name="P14">1. BSI Kataloge systematisch durchgehen und Bausteine den Zielobjekten zuordnen 2. Ansprechpartner festlegen</text:p>
      <text:p text:style-name="P14">3. Zielobjekte die nicht geeignet modelliert <text:span text:style-name="T8">werden können – werden für Sicherheitsanalyse vorgemerkt</text:span></text:p>
      <text:p text:style-name="P15">4. Maßnahmentexte aus den identifizieren Bausteine sorgfältig lesen und gegebenenfalls anpassen – Anpassung dokumentieren</text:p>
      <text:p text:style-name="P12"/>
      <text:p text:style-name="P12"/>
      <text:p text:style-name="P4">Basis-Sicherheitscheck</text:p>
      <text:p text:style-name="P15"><text:span text:style-name="T9">(</text:span>Vorarbeiten:</text:p>
      <text:p text:style-name="P15"/>
      <text:p text:style-name="P15">-Hausinterner Dokumente nach Regelungen durchforsten und Zuständigkeiten für diese Unterlagen klären</text:p>
      <text:p text:style-name="P15">-<text:span text:style-name="T9">Vertragspartner eventuell klären</text:span></text:p>
      <text:p text:style-name="P16">)</text:p>
      <text:p text:style-name="P15">Systematische Vorgehensweise </text:p>
      <text:p text:style-name="P15">-Anwenden des Prüfplan für bestehende Maßnahmen:</text:p>
      <text:p text:style-name="P15">d.h. sind die Maßnahmen für Zielobjekte überhaupt anzuwenden, wenn ja</text:p>
      <text:p text:style-name="P15">- eventuell nur teilweise. <text:span text:style-name="T9">(Und dazu immer entsprechende Leute fragen – ist Prüfplan umgesetzt.)</text:span></text:p>
      <text:p text:style-name="P15"/>
      <text:p text:style-name="P17">Basis stellt den momentanen Zustand des ISMS ab.</text:p>
      <text:p text:style-name="P17"/>
      <text:p text:style-name="P18">(Stichprobenartige Überprüfung)</text:p>
      <text:p text:style-name="P20"/>
      <text:p text:style-name="P34">Erstellen einer Sicherheitskonzeption im Detail -ergänzende Sicherheitsanalyse</text:p>
      <text:p text:style-name="P24">Ergänzende Sicherheitsanalyse</text:p>
      <text:p text:style-name="P21"/>
      <text:p text:style-name="P21"><text:span text:style-name="T4">- Entscheidung je Zielobjekt, ob weitere Risikoanalyse erforderlich sind </text:span><text:span text:style-name="T5">(für hohes Risiko greift dieser Punkt)</text:span></text:p>
      <text:p text:style-name="P21"/>
      <text:p text:style-name="P35">- Stichhaltige Begründung warum erfor<text:span text:style-name="T16">d</text:span>erlich oder nicht</text:p>
      <text:p text:style-name="P23"/>
      <text:p text:style-name="P21"/>
      <text:p text:style-name="P22">(Risikoanalyse in BSI-100-3)</text:p>
      <text:p text:style-name="P27"/>
      <text:p text:style-name="P33">Realisierung der Maßnahmen</text:p>
      <text:p text:style-name="P33"/>
      <text:p text:style-name="P27">1. Ergebnisse sichten (<text:span text:style-name="T10">Alle Maßnahmen in einer großen Liste + Extraliste mit teilweise oder fehlende Maßnahmen, Tabellen um in der Riskoanalyse erstellten Maßnahmen ergänzen)</text:span></text:p>
      <text:p text:style-name="P27">2. <text:span text:style-name="T11">Konsolidierung der Maßnahmen (Prüfen auf Redundanz (neue höherwertige Maßnahmen können alte ersetzen), Eignung der Maßnahme - Praxistauglichkeit, Konkretisierung der Maßnahme wo nötig</text:span></text:p>
      <text:p text:style-name="P28"><text:soft-page-break/>3. Kosten und Aufwandschätzung (Managemententscheidung)</text:p>
      <text:p text:style-name="P36">4. Festlegung der Reihenfolge (Lebenszyklus Einplanung( in Betrieb in Planung Ausgesondert), Qualifizierungsstufen (A B …), zwingend erforderliche Reihenfolgen, hohe Breit<text:span text:style-name="T17">e</text:span>nwirkung vorziehen, Bausteine die hohen Schutz bieten bevorzugen) – Falls Budget und personelle Ressourcen nicht ausreichend, Bausteine mit auffallend vielen Sicherheitsmängeln bevorzugen)</text:p>
      <text:p text:style-name="P28">-<text:span text:style-name="T12">Begründung zur Aufschiebung dokumentieren</text:span></text:p>
      <text:p text:style-name="P37">5. Festlegung der Aufgaben und Verantwortung (Wer realisiert bis wann?)</text:p>
      <text:p text:style-name="P38">6. Realisierung begleitende Maßnahme (Sensi<text:span text:style-name="T17">b</text:span>i<text:span text:style-name="T17">l</text:span>isierung und Unter<text:span text:style-name="T17">r</text:span>ichtung der Mitarbeiter)</text:p>
      <text:p text:style-name="P29"/>
      <text:p text:style-name="P32"><text:span text:style-name="T2">Aufrechterhaltung und kontinui</text:span><text:span text:style-name="T3">e</text:span><text:span text:style-name="T2">rliche Verbesserung</text:span></text:p>
      <text:p text:style-name="P32"/>
      <text:p text:style-name="P41">- Fortlaufend Maßnahmen implem<text:span text:style-name="T17">en</text:span>tieren </text:p>
      <text:p text:style-name="P41">– kontinuierliche Dokumentation</text:p>
      <text:p text:style-name="P39">- Wirksamkeit überprüfen</text:p>
      <text:p text:style-name="P40">- Management testet häufig</text:p>
      <text:p text:style-name="P30"/>
      <text:p text:style-name="P42">1. Überprüfen realisierter Maßnahmen</text:p>
      <text:p text:style-name="P42">2. IS-Strategie sollte Leitaussagen zur Messung der Zielerreichung machen</text:p>
      <text:p text:style-name="P30">-<text:span text:style-name="T13">Grundlage Messung sind: Dokumentation und Detektion und Auswertung von Sicherheitsvorfällen, Durchführung von Übungen, interne und externe Audits, Zertifizierung</text:span></text:p>
      <text:p text:style-name="P30"/>
      <text:p text:style-name="P42">Zusammenfassung </text:p>
      <text:p text:style-name="P30"/>
      <text:p text:style-name="P42">Wichtiger Punkt Rollenkonflikt Ersteller Tester</text:p>
      <text:p text:style-name="P30"/>
      <text:p text:style-name="P43">Vertraulichkeit der Untersuchungsergebnisse sicherstellen</text:p>
      <text:p text:style-name="P31"/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09:57:48.105599696</dc:date>
    <meta:generator>LibreOffice/4.2.7.2$Linux_X86_64 LibreOffice_project/420m0$Build-2</meta:generator>
    <meta:editing-duration>PT6H40M1S</meta:editing-duration>
    <meta:editing-cycles>23</meta:editing-cycles>
    <meta:document-statistic meta:table-count="0" meta:image-count="0" meta:object-count="0" meta:page-count="5" meta:paragraph-count="141" meta:word-count="970" meta:character-count="8395" meta:non-whitespace-character-count="7540"/>
  </office:meta>
</office:document-meta>
</file>